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2-subtitle">
      <style:graphic-properties draw:fill-color="#ffffff" fo:min-height="17.686cm"/>
    </style:style>
    <style:style style:name="pr5" style:family="presentation" style:parent-style-name="ROSMaster2-notes">
      <style:graphic-properties draw:fill-color="#ffffff" draw:auto-grow-height="true" fo:min-height="12.573cm"/>
    </style:style>
    <style:style style:name="pr6" style:family="presentation" style:parent-style-name="ROSMaster2-notes">
      <style:graphic-properties draw:fill-color="#ffffff" fo:min-height="12.322cm"/>
    </style:style>
    <style:style style:name="pr7" style:family="presentation" style:parent-style-name="ROSMaster2-subtitle">
      <style:graphic-properties draw:fill-color="#ffffff" draw:auto-grow-height="true" fo:min-height="17.9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Introduction, Overview,</text:p>
            <text:p>VIDEO: rviz highlight reel (to be created)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Live Demos on-robot:</text:p>
            <text:p>Robot Model</text:p>
            <text:p>Laser Scan/Point Clouds</text:p>
            <text:p>Map</text:p>
            <text:p>Camera</text:p>
            <text:p>TF</text:p>
            <text:p>Grid</text:p>
            <text:p>Fixed/Target Frames</text:p>
            <text:p>Views</text:p>
            <text:p>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Errors Demo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Recording with glc and Istanbul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7" draw:layer="layout" svg:width="25.199cm" svg:height="17.937cm" svg:x="1.4cm" svg:y="0.837cm" presentation:class="subtitle">
          <draw:text-box>
            <text:p>Markers in Code (demo: marker_shmup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Break/Play Time</text:p>
            <text:p>New Tutorials needed: more marker tutorials</text:p>
            <text:p>Make sure rviz docs are up-to-date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0H08M39S</meta:editing-duration>
    <meta:editing-cycles>10</meta:editing-cycles>
    <meta:generator>OpenOffice.org/3.1$Unix OpenOffice.org_project/310m19$Build-9420</meta:generator>
    <meta:initial-creator>Josh Faust</meta:initial-creator>
    <dc:date>2010-03-16T19:39:58</dc:date>
    <dc:creator>Josh Faust</dc:creator>
    <meta:document-statistic meta:object-count="72"/>
  </office:meta>
</office:document-meta>
</file>